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96cm" fo:min-width="2.1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12cm" fo:min-width="2.1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7cm" fo:min-width="2.1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32cm" fo:min-width="5.08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24cm" fo:min-width="1.53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2cm" fo:min-width="5.597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794cm" svg:height="1.27cm" svg:x="7.477cm" svg:y="3.159cm">
          <text:p text:style-name="P1">Us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94cm" svg:height="1.398cm" svg:x="12.938cm" svg:y="3.032cm">
          <text:p text:style-name="P1">Us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794cm" svg:height="1.271cm" svg:x="18.399cm" svg:y="3.159cm">
          <text:p text:style-name="P1">Use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.588cm" svg:height="1.905cm" svg:x="8.112cm" svg:y="6.588cm">
          <text:p text:style-name="P1"><text:span text:style-name="T1">Daily Metta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xml:id="id1" draw:id="id1" draw:layer="layout" svg:width="2.032cm" svg:height="1.397cm" svg:x="13.319cm" svg:y="10.398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3" draw:id="id3" draw:layer="layout" svg:width="6.096cm" svg:height="1.778cm" svg:x="14.843cm" svg:y="6.588cm">
          <text:p text:style-name="P1">Wordpress websi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5" draw:layer="layout" draw:type="curve" svg:x1="13.319cm" svg:y1="11.097cm" svg:x2="10.906cm" svg:y2="8.493cm" draw:start-shape="id1" draw:start-glue-point="6" draw:end-shape="id2" draw:end-glue-point="6" svg:d="M13319 11097c-1609 0-2413-868-2413-2604" svg:viewBox="0 0 2414 2605">
          <text:p/>
        </draw:connector>
        <draw:connector draw:style-name="gr7" draw:text-style-name="P5" draw:layer="layout" draw:type="curve" svg:x1="15.351cm" svg:y1="11.097cm" svg:x2="17.891cm" svg:y2="8.366cm" draw:start-shape="id1" draw:start-glue-point="8" draw:end-shape="id3" draw:end-glue-point="6" svg:d="M15351 11097c1694 0 2540-910 2540-2731" svg:viewBox="0 0 2541 2732">
          <text:p/>
        </draw:connector>
        <draw:connector draw:style-name="gr7" draw:text-style-name="P5" draw:layer="layout" draw:type="curve" svg:x1="10.906cm" svg:y1="6.588cm" svg:x2="8.874cm" svg:y2="4.429cm" draw:start-shape="id2" draw:start-glue-point="4" draw:end-shape="id4" draw:end-glue-point="2" svg:d="M10906 6588c0-1618-2032-539-2032-2159" svg:viewBox="0 0 2033 2160">
          <text:p/>
        </draw:connector>
        <draw:connector draw:style-name="gr7" draw:text-style-name="P5" draw:layer="layout" draw:type="curve" svg:x1="10.906cm" svg:y1="6.588cm" svg:x2="14.335cm" svg:y2="4.43cm" draw:start-shape="id2" draw:start-glue-point="4" draw:end-shape="id5" draw:end-glue-point="2" svg:d="M10906 6588c0-1618 3429-540 3429-2158" svg:viewBox="0 0 3430 2159">
          <text:p/>
        </draw:connector>
        <draw:connector draw:style-name="gr7" draw:text-style-name="P5" draw:layer="layout" draw:type="curve" svg:x1="17.891cm" svg:y1="6.588cm" svg:x2="14.335cm" svg:y2="4.43cm" draw:start-shape="id3" draw:start-glue-point="4" draw:end-shape="id5" draw:end-glue-point="2" svg:d="M17891 6588c0-1617-3556-538-3556-2158" svg:viewBox="0 0 3557 2159">
          <text:p/>
        </draw:connector>
        <draw:connector draw:style-name="gr7" draw:text-style-name="P5" draw:layer="layout" draw:type="curve" svg:x1="17.891cm" svg:y1="6.588cm" svg:x2="19.796cm" svg:y2="4.43cm" draw:start-shape="id3" draw:start-glue-point="4" draw:end-shape="id6" draw:end-glue-point="2" svg:d="M17891 6588c0-1618 1905-540 1905-2158" svg:viewBox="0 0 1906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25:22.785530322</meta:creation-date>
    <dc:date>2015-05-26T00:30:16.813348049</dc:date>
    <meta:editing-duration>PT31M43S</meta:editing-duration>
    <meta:editing-cycles>12</meta:editing-cycles>
    <meta:generator>LibreOffice/4.4.2.2$Linux_X86_64 LibreOffice_project/40m0$Build-2</meta:generator>
    <meta:document-statistic meta:object-count="12"/>
  </office:meta>
</office:document-meta>
</file>